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0047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-color="#ffffff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0.34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-color="#000080" draw:textarea-vertical-align="middle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  <style:text-properties fo:color="#ffffff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1cm" svg:height="1.754cm" svg:x="1.2cm" svg:y="5.746cm">
          <text:p text:style-name="P1"><text:span text:style-name="T1">Overflow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ellipse draw:style-name="gr2" draw:text-style-name="P4" xml:id="id1" draw:id="id1" draw:layer="layout" svg:width="12.3cm" svg:height="1.346cm" svg:x="2.9cm" svg:y="2.654cm">
          <text:p text:style-name="P3"><text:span text:style-name="T2">tc_is_interrupt_flag_set(&amp;dev_inst, TC_INTERRUPT_FLAG_OVERFLOW)</text:span></text:p>
        </draw:ellipse>
        <draw:ellipse draw:style-name="gr3" draw:text-style-name="P4" xml:id="id4" draw:id="id4" draw:layer="layout" svg:width="3.1cm" svg:height="0.7cm" svg:x="0.7cm" svg:y="11.8cm">
          <text:p text:style-name="P3"><text:span text:style-name="T2">Handle error</text:span></text:p>
        </draw:ellipse>
        <draw:connector draw:style-name="gr4" draw:text-style-name="P3" draw:layer="layout" svg:x1="9.05cm" svg:y1="4cm" svg:x2="2.25cm" svg:y2="5.746cm" draw:start-shape="id1" draw:start-glue-point="2" draw:end-shape="id2" draw:end-glue-point="4" svg:d="m9050 4000v873h-6800v873">
          <text:p/>
        </draw:connector>
        <draw:frame draw:style-name="gr5" draw:text-style-name="P5" draw:layer="layout" svg:width="1.2cm" svg:height="0.8cm" svg:x="2.6cm" svg:y="7.9cm">
          <draw:text-box>
            <text:p><text:span text:style-name="T2">yes</text:span></text:p>
          </draw:text-box>
        </draw:frame>
        <draw:connector draw:style-name="gr4" draw:text-style-name="P3" draw:layer="layout" svg:x1="9.05cm" svg:y1="1.7cm" svg:x2="9.05cm" svg:y2="2.654cm" draw:start-shape="id3" draw:start-glue-point="2" draw:end-shape="id1" draw:end-glue-point="0" svg:d="m9050 1700v954">
          <text:p/>
        </draw:connector>
        <draw:connector draw:style-name="gr4" draw:text-style-name="P3" draw:layer="layout" svg:x1="2.25cm" svg:y1="7.5cm" svg:x2="2.25cm" svg:y2="11.8cm" draw:start-shape="id2" draw:start-glue-point="6" draw:end-shape="id4" draw:end-glue-point="0" svg:d="m2250 7500v4300">
          <text:p/>
        </draw:connector>
        <draw:connector draw:style-name="gr4" draw:text-style-name="P3" draw:layer="layout" svg:x1="3.3cm" svg:y1="6.623cm" svg:x2="4.8cm" svg:y2="6.627cm" draw:start-shape="id2" draw:start-glue-point="7" draw:end-shape="id5" draw:end-glue-point="3" svg:d="m3300 6623h751v4h749">
          <text:p/>
        </draw:connector>
        <draw:frame draw:style-name="gr6" draw:text-style-name="P5" draw:layer="layout" svg:width="1.1cm" svg:height="0.9cm" svg:x="11.2cm" svg:y="10.5cm">
          <draw:text-box>
            <text:p><text:span text:style-name="T2">yes</text:span></text:p>
          </draw:text-box>
        </draw:frame>
        <draw:frame draw:style-name="gr7" draw:text-style-name="P5" draw:layer="layout" svg:width="1cm" svg:height="0.64cm" svg:x="3.3cm" svg:y="5.76cm">
          <draw:text-box>
            <text:p><text:span text:style-name="T2">no</text:span></text:p>
          </draw:text-box>
        </draw:frame>
        <draw:ellipse draw:style-name="gr2" draw:text-style-name="P4" xml:id="id6" draw:id="id6" draw:layer="layout" svg:width="10.6cm" svg:height="1.2cm" svg:x="5.6cm" svg:y="11.5cm">
          <text:p text:style-name="P3"><text:span text:style-name="T2">tc_get_capture_value(&amp;dev_inst, channel_index)</text:span></text:p>
        </draw:ellipse>
        <draw:ellipse draw:style-name="gr8" draw:text-style-name="P4" xml:id="id7" draw:id="id7" draw:layer="layout" svg:width="10.8cm" svg:height="1.2cm" svg:x="5.5cm" svg:y="13.9cm">
          <text:p text:style-name="P3"><text:span text:style-name="T2">tc_clear_interrupt_flag(&amp;dev_inst, TC_INTERRUPT_FLAG_x)</text:span></text:p>
        </draw:ellipse>
        <draw:connector draw:style-name="gr4" draw:text-style-name="P3" draw:layer="layout" svg:x1="10.9cm" svg:y1="12.7cm" svg:x2="10.9cm" svg:y2="13.9cm" draw:start-shape="id6" draw:start-glue-point="2" draw:end-shape="id7" draw:end-glue-point="0" svg:d="m10900 12700v1200">
          <text:p/>
        </draw:connector>
        <draw:connector draw:style-name="gr4" draw:text-style-name="P3" draw:layer="layout" svg:x1="2.25cm" svg:y1="12.5cm" svg:x2="5.5cm" svg:y2="14.5cm" draw:start-shape="id4" draw:start-glue-point="2" draw:end-shape="id7" draw:end-glue-point="3" svg:d="m2250 12500v2000h3250">
          <text:p/>
        </draw:connector>
        <draw:rect draw:style-name="gr9" draw:text-style-name="P1" xml:id="id8" draw:id="id8" draw:layer="layout" svg:width="6cm" svg:height="0.9cm" svg:x="7.9cm" svg:y="16.1cm">
          <text:p text:style-name="P3"><text:span text:style-name="T3">Continue</text:span></text:p>
        </draw:rect>
        <draw:rect draw:style-name="gr9" draw:text-style-name="P1" xml:id="id3" draw:id="id3" draw:layer="layout" svg:width="7.1cm" svg:height="0.9cm" svg:x="5.5cm" svg:y="0.8cm">
          <text:p text:style-name="P3"><text:span text:style-name="T3">Enter capture operation</text:span></text:p>
        </draw:rect>
        <draw:connector draw:style-name="gr4" draw:text-style-name="P3" draw:layer="layout" svg:x1="10.9cm" svg:y1="15.1cm" svg:x2="10.9cm" svg:y2="16.1cm" draw:start-shape="id7" draw:start-glue-point="2" draw:end-shape="id8" draw:end-glue-point="0" svg:d="m10900 15100v1000">
          <text:p/>
        </draw:connector>
        <draw:custom-shape draw:style-name="gr1" draw:text-style-name="P2" xml:id="id9" draw:id="id9" draw:layer="layout" svg:width="2.6cm" svg:height="2cm" svg:x="9.6cm" svg:y="8.4cm">
          <text:p text:style-name="P1"><text:span text:style-name="T1">New captur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10.9cm" svg:y1="10.4cm" svg:x2="10.9cm" svg:y2="11.5cm" draw:start-shape="id9" draw:start-glue-point="6" draw:end-shape="id6" draw:end-glue-point="0" svg:d="m10900 10400v1100">
          <text:p/>
        </draw:connector>
        <draw:ellipse draw:style-name="gr2" draw:text-style-name="P4" xml:id="id5" draw:id="id5" draw:layer="layout" svg:width="12.3cm" svg:height="1.346cm" svg:x="4.8cm" svg:y="5.954cm">
          <text:p text:style-name="P3"><text:span text:style-name="T2">tc_is_interrupt_flag_set(&amp;dev_inst, TC_INTERRUPT_FLAG_CHANNEL_n)</text:span></text:p>
        </draw:ellipse>
        <draw:line draw:style-name="gr4" draw:text-style-name="P3" draw:layer="layout" svg:x1="10.9cm" svg:y1="7.3cm" svg:x2="10.9cm" svg:y2="8.4cm">
          <text:p/>
        </draw:line>
        <draw:connector draw:style-name="gr4" draw:text-style-name="P3" draw:layer="layout" draw:line-skew="2.899cm" svg:x1="12.2cm" svg:y1="9.4cm" svg:x2="13.9cm" svg:y2="16.55cm" draw:start-shape="id9" draw:start-glue-point="7" draw:end-shape="id8" draw:end-glue-point="1" svg:d="m12200 9400h5100v7150h-3400">
          <text:p/>
        </draw:connector>
        <draw:frame draw:style-name="gr7" draw:text-style-name="P5" draw:layer="layout" svg:width="1cm" svg:height="0.64cm" svg:x="12.5cm" svg:y="8.56cm">
          <draw:text-box>
            <text:p><text:span text:style-name="T2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1T12:58:15.51</meta:creation-date>
    <dc:date>2013-01-15T09:29:51.24</dc:date>
    <meta:editing-duration>PT1H46M8S</meta:editing-duration>
    <meta:editing-cycles>5</meta:editing-cycles>
    <meta:generator>OpenOffice.org/3.4.1$Win32 OpenOffice.org_project/341m1$Build-9593</meta:generator>
    <meta:document-statistic meta:object-count="23"/>
  </office:meta>
</office:document-meta>
</file>